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W-Sung" svg:font-family="TW-Sung, TW-Sung-Ext-B, TW-Sung-Plu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Microsoft JhengHei" svg:font-family="'Microsoft JhengHei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9.88mm"/>
      <style:text-properties fo:font-size="14pt" officeooo:rsid="00237e16" officeooo:paragraph-rsid="00237e16" style:font-size-asian="14pt" style:font-size-complex="14pt"/>
    </style:style>
    <style:style style:name="P2" style:family="paragraph" style:parent-style-name="Standard">
      <style:paragraph-properties fo:line-height="9.88mm" fo:text-align="center" style:justify-single-word="false"/>
      <style:text-properties fo:font-size="20pt" officeooo:rsid="002ce5e9" officeooo:paragraph-rsid="002ce5e9" style:font-name-asian="Microsoft JhengHei" style:font-size-asian="20pt" style:font-size-complex="20pt"/>
    </style:style>
    <style:style style:name="P3" style:family="paragraph" style:parent-style-name="Standard">
      <style:paragraph-properties fo:line-height="9.88mm"/>
      <style:text-properties fo:font-size="10.5pt" officeooo:rsid="002ce5e9" officeooo:paragraph-rsid="002ce5e9" style:font-size-asian="10.5pt" style:font-size-complex="10.5pt"/>
    </style:style>
    <style:style style:name="P4" style:family="paragraph" style:parent-style-name="Standard">
      <style:paragraph-properties fo:line-height="9.88mm" fo:break-before="page"/>
      <style:text-properties fo:font-size="14pt" officeooo:rsid="00237e16" officeooo:paragraph-rsid="00237e16" style:font-size-asian="14pt" style:font-size-complex="14pt"/>
    </style:style>
    <style:style style:name="P5" style:family="paragraph" style:parent-style-name="Standard">
      <style:paragraph-properties fo:line-height="9.88mm"/>
      <style:text-properties fo:font-size="14pt" officeooo:rsid="00237e16" officeooo:paragraph-rsid="00312a23" style:font-size-asian="14pt" style:font-size-complex="14pt"/>
    </style:style>
    <style:style style:name="P6" style:family="paragraph" style:parent-style-name="Standard">
      <style:paragraph-properties fo:line-height="9.88mm" fo:text-align="center" style:justify-single-word="false"/>
      <style:text-properties fo:font-size="14pt" officeooo:rsid="00237e16" officeooo:paragraph-rsid="00312a23" style:font-size-asian="14pt" style:font-size-complex="14pt"/>
    </style:style>
    <style:style style:name="P7" style:family="paragraph" style:parent-style-name="Standard">
      <style:paragraph-properties fo:line-height="9.88mm" fo:text-align="center" style:justify-single-word="false"/>
      <style:text-properties fo:font-size="20pt" officeooo:rsid="002ce5e9" officeooo:paragraph-rsid="00312a23" style:font-name-asian="Microsoft JhengHei" style:font-size-asian="20pt" style:font-size-complex="20pt"/>
    </style:style>
    <style:style style:name="P8" style:family="paragraph" style:parent-style-name="Standard">
      <style:paragraph-properties fo:line-height="9.88mm"/>
      <style:text-properties fo:font-size="16pt" officeooo:rsid="00237e16" officeooo:paragraph-rsid="00312a23" style:font-size-asian="16pt" style:font-size-complex="16pt"/>
    </style:style>
    <style:style style:name="P9" style:family="paragraph" style:parent-style-name="Standard">
      <style:paragraph-properties fo:line-height="9.88mm" fo:break-before="page"/>
      <style:text-properties fo:font-size="10.5pt" officeooo:rsid="002ce5e9" officeooo:paragraph-rsid="00312a23" style:font-size-asian="10.5pt" style:font-size-complex="10.5pt"/>
    </style:style>
    <style:style style:name="T1" style:family="text">
      <style:text-properties officeooo:rsid="00312a23"/>
    </style:style>
    <style:style style:name="Ru1" style:family="ruby">
      <style:ruby-properties style:ruby-align="center" style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無形書院 經典會讀 資料]</text:p>
      <text:p text:style-name="P2">孟子‧梁惠王上（一）</text:p>
      <text:p text:style-name="P1"/>
      <text:p text:style-name="P5"><text:span text:style-name="T1">孟子見梁惠王。王曰：「叟不遠千里而來，亦將有以利吾國乎？」</text:span></text:p>
      <text:p text:style-name="P5"><text:span text:style-name="T1">孟子對曰：「王何必曰利？亦有仁義而已矣。王曰『何以利吾國』？大夫曰『何以利吾家』？士庶人曰『何以利吾身』？上下交征利而國危矣。萬乘之國弒其君者，必千乘之家；千乘之國弒其君者，必百乘之家。萬取千焉，千取百焉，不為不多矣。苟為後義而先利，不奪不饜。未有仁而遺其親者也，未有義而後其君者也。王亦曰仁義而已矣，何必曰利？」</text:span></text:p>
      <text:p text:style-name="P5"><text:span text:style-name="T1"></text:span></text:p>
      <text:p text:style-name="P5"><text:span text:style-name="T1">孟子見梁惠王，王立於沼上，顧鴻鴈麋鹿，曰：「賢者亦樂此乎？」<text:tab/><text:tab/></text:span></text:p>
      <text:p text:style-name="P5"><text:span text:style-name="T1">孟子對曰：「賢者而後樂此，不賢者雖有此，不樂也。《詩》云：『經始靈臺，經之營之，庶民攻之，不日成之。經始勿亟，庶民子來。王在靈囿，麀鹿攸伏，麀鹿濯濯，白鳥鶴鶴。王在靈沼，於牣魚躍。』文王以民力為臺為沼。而民歡樂之，謂其臺曰靈臺，謂其沼曰靈沼，樂其有麋鹿魚鼈。古之人與民偕樂，故能樂也。《湯誓》曰：『時日害喪？予及女偕亡。』民欲與之偕亡，雖有臺池鳥獸，豈能獨樂哉？」</text:span></text:p>
      <text:p text:style-name="P5"><text:span text:style-name="T1"></text:span></text:p>
      <text:p text:style-name="P5"><text:span text:style-name="T1">梁惠王曰：「寡人之於國也，盡心焉耳矣。河內凶，則移其民於河東，移其粟於河內。河東凶亦然。察鄰國之政，無如寡人之用心者。鄰國之民不加少，寡人之民不加多，何也？」<text:tab/><text:tab/></text:span></text:p>
      <text:p text:style-name="P5"><text:span text:style-name="T1">孟子對曰：「王好戰，請以戰喻。填然鼓之，兵刃既接，棄甲曳兵而走。或百步而後止，或五十步而後止。以五十步笑百步，則何如？」<text:tab/></text:span></text:p>
      <text:p text:style-name="P5"><text:span text:style-name="T1">曰：「不可，直不百步耳，是亦走也。」</text:span></text:p>
      <text:p text:style-name="P5"><text:span text:style-name="T1">曰：「王如知此，則無望民之多於鄰國也。不違農時，穀不可勝食也；數罟不入洿池，魚鼈不可勝食也；斧斤以時入山林，材木不可勝用也。穀與魚鼈不可勝食，材木不可勝用，是使民養生喪死無憾也。養生喪死無憾，王道之始也。五畝之宅，樹之以桑，五十者可以衣帛矣；雞豚狗彘之畜，無失其時，七十者可以食肉矣；百畝之田，勿奪其時，數口之家可以無飢矣；謹庠序之教，申之以孝悌之養，頒白者不負戴於道路矣。七十者</text:span><text:soft-page-break/><text:span text:style-name="T1">衣帛食肉，黎民不飢不寒，然而不王者，未之有也。<text:tab/><text:tab/></text:span></text:p>
      <text:p text:style-name="P5"><text:span text:style-name="T1">狗彘食人食而不知檢，塗有餓莩而不知發；人死，則曰：『非我也，歲也。』是何異於刺人而殺之，曰：『非我也，兵也。』王無罪歲，斯天下之民至焉。」</text:span></text:p>
      <text:p text:style-name="P5"><text:span text:style-name="T1"></text:span></text:p>
      <text:p text:style-name="P5"><text:span text:style-name="T1">梁惠王曰：「寡人願安承教。」<text:tab/><text:tab/></text:span></text:p>
      <text:p text:style-name="P5"><text:span text:style-name="T1">孟子對曰：「殺人以梃與刃，有以異乎？」</text:span></text:p>
      <text:p text:style-name="P5"><text:span text:style-name="T1">曰：「無以異也。」</text:span></text:p>
      <text:p text:style-name="P5"><text:span text:style-name="T1">「以刃與政，有以異乎？」</text:span></text:p>
      <text:p text:style-name="P5"><text:span text:style-name="T1">曰：「無以異也。」</text:span></text:p>
      <text:p text:style-name="P5"><text:span text:style-name="T1">曰：「庖有肥肉，廐有肥馬，民有飢色，野有餓莩，此率獸而食人也。獸相食，且人惡之。為民父母，行政不免於率獸而食人。惡在其為民父母也？仲尼曰：『始作俑者，其無後乎！』為其象人而用之也。如之何其使斯民飢而死也？」</text:span></text:p>
      <text:p text:style-name="P5"><text:span text:style-name="T1"></text:span></text:p>
      <text:p text:style-name="P5"><text:span text:style-name="T1">梁惠王曰：「晉國，天下莫強焉，叟之所知也。及寡人之身，東敗於齊，長子死焉；西喪地於秦七百里；南辱於楚。寡人恥之，願比死者一洒之，如之何則可？」<text:tab/><text:tab/></text:span></text:p>
      <text:p text:style-name="P5"><text:span text:style-name="T1">孟子對曰：「地方百里而可以王。王如施仁政於民，省刑罰，薄稅斂，深耕易耨。壯者以暇日修其孝悌忠信，入以事其父兄，出以事其長上，可使制梃以撻秦楚之堅甲利兵矣。彼奪其民時，使不得耕耨以養其父母，父母凍餓，兄弟妻子離散。彼陷溺其民，王往而征之，夫誰與王敵？故曰：『仁者無敵。』王請勿疑！」</text:span></text:p>
      <text:p text:style-name="P5"><text:span text:style-name="T1"></text:span></text:p>
      <text:p text:style-name="P5"><text:span text:style-name="T1">孟子見梁襄王。出，語人曰：「望之不似人君，就之而不見所畏焉。卒然問曰：『天下惡乎定？』吾對曰：『定于一。』</text:span></text:p>
      <text:p text:style-name="P5"><text:span text:style-name="T1">『孰能一之？』對曰：『不嗜殺人者能一之。』</text:span></text:p>
      <text:p text:style-name="P5"><text:span text:style-name="T1"><text:tab/><text:tab/></text:span></text:p>
      <text:p text:style-name="P5"><text:span text:style-name="T1">『孰能與之？』對曰：『天下莫不與也。王知夫苗乎？七八月之間旱，則苗槁矣。天油然作雲，沛然下雨，則苗浡然興之矣。其如是，孰能禦之？今夫天下之人牧，未有不嗜殺人者也，如有不嗜殺人者，則天下之民皆引領而望之矣。誠如是也，民歸之，由水之就下，沛然誰能禦之？』」</text:span></text:p>
      <text:p text:style-name="P9">[無形書院 經典會讀 資料]</text:p>
      <text:p text:style-name="P7">孟子‧梁惠王上（二）</text:p>
      <text:p text:style-name="P6"/>
      <text:p text:style-name="P8"><text:span text:style-name="T1">齊宣王問曰：「齊桓、晉文之事可得聞乎？」<text:tab/><text:tab/></text:span></text:p>
      <text:p text:style-name="P8"><text:span text:style-name="T1">孟子對曰：「仲尼之徒無道桓、文之事者，是以後世無傳焉。臣未之聞也。無以，則王乎？」</text:span></text:p>
      <text:p text:style-name="P8"><text:span text:style-name="T1">曰：「德何如，則可以王矣？」<text:tab/></text:span></text:p>
      <text:p text:style-name="P8"><text:span text:style-name="T1">曰：「保民而王，莫之能禦也。」</text:span></text:p>
      <text:p text:style-name="P8"><text:span text:style-name="T1">曰：「若寡人者，可以保民乎哉？」</text:span></text:p>
      <text:p text:style-name="P8"><text:span text:style-name="T1">曰：「可。」</text:span></text:p>
      <text:p text:style-name="P8"><text:span text:style-name="T1">曰：「何由知吾可也？」</text:span></text:p>
      <text:p text:style-name="P8"><text:span text:style-name="T1">曰：「臣聞之胡齕曰，王坐於堂上，有牽牛而過堂下者，王見之，曰：『牛何之？』對曰：『將以釁鐘。』王曰：『舍之！吾不忍其觳觫，若無罪而就死地。』對曰：『然則廢釁鐘與？』曰：『何可廢也？以羊易之！』不識有諸？」</text:span></text:p>
      <text:p text:style-name="P8"><text:span text:style-name="T1">曰：「有之。」</text:span></text:p>
      <text:p text:style-name="P8"><text:span text:style-name="T1">曰：「是心足以王矣。百姓皆以王為愛也，臣固知王之不忍也。」</text:span></text:p>
      <text:p text:style-name="P8"><text:span text:style-name="T1">王曰：「然。誠有百姓者。齊國雖褊小，吾何愛一牛？即不忍其觳觫，若無罪而就死地，故以羊易之也。」</text:span></text:p>
      <text:p text:style-name="P8"><text:span text:style-name="T1">曰：「王無異於百姓之以王為愛也。以小易大，彼惡知之？王若隱其無罪而就死地，則牛羊何擇焉？」</text:span></text:p>
      <text:p text:style-name="P8"><text:span text:style-name="T1">王笑曰：「是誠何心哉？我非愛其財。而易之以羊也，宜乎百姓之謂我愛也。」</text:span></text:p>
      <text:p text:style-name="P8"><text:span text:style-name="T1">曰：「無傷也，是乃仁術也，見牛未見羊也。君子之於禽獸也，見其生，不忍見其死；聞其聲，不忍食其肉。是以君子遠庖廚也。」</text:span></text:p>
      <text:p text:style-name="P8"><text:span text:style-name="T1">王說曰：「《詩》云：『他人有心，予忖度之。』夫子之謂也。夫我乃行之，反而求之，不得吾心。夫子言之，於我心有戚戚焉。此心之所以合於王者，何也？」<text:tab/><text:tab/></text:span></text:p>
      <text:p text:style-name="P8"><text:soft-page-break/><text:span text:style-name="T1">曰：「有復於王者曰：『吾力足以舉百鈞』，而不足以舉一羽；『明足以察秋毫之末』，而不見輿薪，則王許之乎？」<text:tab/><text:tab/></text:span></text:p>
      <text:p text:style-name="P8"><text:span text:style-name="T1">曰：「否。」</text:span></text:p>
      <text:p text:style-name="P8"><text:span text:style-name="T1">「今恩足以及禽獸，而功不至於百姓者，獨何與？然則一羽之不舉，為不用力焉；輿薪之不見，為不用明焉，百姓之不見保，為不用恩焉。故王之不王，不為也，非不能也。」</text:span></text:p>
      <text:p text:style-name="P8"><text:span text:style-name="T1">曰：「不為者與不能者之形何以異？」<text:tab/></text:span></text:p>
      <text:p text:style-name="P8"><text:span text:style-name="T1">曰：「挾太山以超北海，語人曰『我不能』，是誠不能也。為長者折枝，語人曰『我不能』，是不為也，非不能也。故王之不王，非挾太山以超北海之類也；王之不王，是折枝之類也。老吾老，以及人之老；幼吾幼，以及人之幼。天下可運於掌。《詩》云：『刑于寡妻，至于兄弟，以御于家邦。』言舉斯心加諸彼而已。故推恩足以保四海，不推恩無以保妻子。古之人所以大過人者無他焉，善推其所為而已矣。今恩足以及禽獸，而功不至於百姓者，獨何與？權，然後知輕重；度，然後知長短。物皆然，心為甚。王請度之！抑王興甲兵，危士臣，構怨於諸侯，然後快於心與？」</text:span></text:p>
      <text:p text:style-name="P8"><text:span text:style-name="T1">王曰：「否。吾何快於是？將以求吾所大欲也。」</text:span></text:p>
      <text:p text:style-name="P8"><text:span text:style-name="T1">曰：「王之所大欲可得聞與？」王笑而不言。</text:span></text:p>
      <text:p text:style-name="P8"><text:span text:style-name="T1">曰：「為肥甘不足於口與？輕煖不足於體與？抑為采色不足視於目與？聲音不足聽於耳與？便嬖不足使令於前與？王之諸臣皆足以供之，而王豈為是哉？」</text:span></text:p>
      <text:p text:style-name="P8"><text:span text:style-name="T1">曰：「否。吾不為是也。」</text:span></text:p>
      <text:p text:style-name="P8"><text:span text:style-name="T1">曰：「然則王之所大欲可知已。欲辟土地，朝秦楚，莅中國而撫四夷也。以若所為求若所欲，猶緣木而求魚也。」</text:span></text:p>
      <text:p text:style-name="P8"><text:span text:style-name="T1">王曰：「若是其甚與？」</text:span></text:p>
      <text:p text:style-name="P8"><text:span text:style-name="T1">曰：「殆有甚焉。緣木求魚，雖不得魚，無後災。以若所為，求若所欲，盡心力而為之，後必有災。」</text:span></text:p>
      <text:p text:style-name="P8"><text:span text:style-name="T1">曰：「可得聞與？」</text:span></text:p>
      <text:p text:style-name="P8"><text:span text:style-name="T1">曰：「鄒人與楚人戰，則王以為孰勝？」</text:span></text:p>
      <text:p text:style-name="P8"><text:soft-page-break/><text:span text:style-name="T1">曰：「楚人勝。」</text:span></text:p>
      <text:p text:style-name="P8"><text:span text:style-name="T1">曰：「然則小固不可以敵大，寡固不可以敵眾，弱固不可以敵彊。海內之地方千里者九，齊集有其一。以一服八，何以異於鄒敵楚哉？蓋亦反其本矣。今王發政施仁，使天下仕者皆欲立於王之朝，耕者皆欲耕於王之野，商賈皆欲藏於王之市，行旅皆欲出於王之塗，天下之欲疾其君者皆欲赴愬於王。其若是，孰能禦之？」</text:span></text:p>
      <text:p text:style-name="P8"><text:span text:style-name="T1">王曰：「吾惛，不能進於是矣。願夫子輔吾志，明以教我。我雖不敏，請嘗試之。」<text:tab/></text:span></text:p>
      <text:p text:style-name="P8"><text:span text:style-name="T1">曰：「無恆產而有恆心者，惟士為能。若民，則無恆產，因無恆心。苟無恆心，放辟，邪侈，無不為已。及陷於罪，然後從而刑之，是罔民也。焉有仁人在位，罔民而可為也？是故明君制民之產，必使仰足以事父母，俯足以畜妻子，樂歲終身飽，凶年免於死亡。然後驅而之善，故民之從之也輕。今也制民之產，仰不足以事父母，俯不足以畜妻子，樂歲終身苦，凶年不免於死亡。此惟救死而恐不贍，奚暇治禮義哉？王欲行之，則盍反其本矣。五畝之宅，樹之以桑，五十者可以衣帛矣；雞豚狗彘之畜，無失其時，七十者可以食肉矣；百畝之田，勿奪其時，八口之家可以無飢矣；謹庠序之教，申之以孝悌之義，頒白者不負戴於道路矣。老者衣帛食肉，黎民不飢不寒，然而不王者，未之有也。」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W-Sung" svg:font-family="TW-Sung, TW-Sung-Ext-B, TW-Sung-Plu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Microsoft JhengHei" svg:font-family="'Microsoft JhengHei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W-Sung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TW-Sung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TW-Sung" style:font-family-asian="TW-Sung, TW-Sung-Ext-B, TW-Sung-Plus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-asian="TW-Sung" style:font-family-asian="TW-Sung, TW-Sung-Ext-B, TW-Sung-Plu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name-asian="TW-Sung" style:font-family-asian="TW-Sung, TW-Sung-Ext-B, TW-Sung-Plus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TW-Sung" style:font-family-asian="TW-Sung, TW-Sung-Ext-B, TW-Sung-Plus"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Marginalia" style:family="paragraph" style:parent-style-name="Text_20_body" style:class="text">
      <style:paragraph-properties fo:margin-left="40.01mm" fo:margin-right="0mm" fo:text-indent="0mm" style:auto-text-indent="false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parent-style-name="Standard" style:class="extra">
      <style:paragraph-properties fo:margin-top="0mm" fo:margin-bottom="1.06m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mm" fo:margin-bottom="1.06mm" style:contextual-spacing="false" text:number-lines="false" text:line-number="0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3.61mm" style:type="center"/>
          <style:tab-stop style:position="187.22m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6.35mm" fo:margin-right="0mm" fo:margin-top="0mm" fo:margin-bottom="2.12mm" style:contextual-spacing="false" fo:text-indent="-6.35m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1.75mm" fo:margin-right="0mm" fo:margin-top="0mm" fo:margin-bottom="4.23mm" style:contextual-spacing="false" fo:text-indent="-6.35mm" style:auto-text-indent="false"/>
    </style:style>
    <style:style style:name="List_20_5" style:display-name="List 5" style:family="paragraph" style:parent-style-name="List" style:class="list">
      <style:paragraph-properties fo:margin-left="31.75mm" fo:margin-right="0mm" fo:margin-top="0mm" fo:margin-bottom="2.12mm" style:contextual-spacing="false" fo:text-indent="-6.35m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5.4mm" fo:margin-right="0mm" fo:margin-top="4.23mm" fo:margin-bottom="2.12mm" style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style:contextual-spacing="false" fo:text-indent="-6.35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Rubies" style:family="text">
      <style:text-properties style:text-position="0% 100%" style:font-name="Liberation Serif1" fo:font-family="'Liberation Serif'" style:font-style-name="Regular" style:font-family-generic="roman" style:font-pitch="variable" fo:font-size="8pt" style:text-underline-style="none" fo:font-weight="normal" fo:background-color="#ffffff" style:font-size-asian="6pt" style:font-size-complex="6pt" style:text-emphasize="none" style:shadow="none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6.1mm" fo:margin-bottom="12.88mm" fo:margin-left="11.38mm" fo:margin-right="8.94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jsoon </meta:initial-creator>
    <meta:creation-date>2015-11-16T14:42:45.249950198</meta:creation-date>
    <dc:date>2016-02-23T08:59:56.907175830</dc:date>
    <dc:creator>ejsoon </dc:creator>
    <meta:editing-duration>PT2H41M40S</meta:editing-duration>
    <meta:editing-cycles>12</meta:editing-cycles>
    <meta:generator>LibreOffice/4.2.7.2$Linux_X86_64 LibreOffice_project/420m0$Build-2</meta:generator>
    <meta:document-statistic meta:table-count="0" meta:image-count="0" meta:object-count="0" meta:page-count="5" meta:paragraph-count="63" meta:word-count="3129" meta:character-count="3257" meta:non-whitespace-character-count="3129"/>
  </office:meta>
</office:document-meta>
</file>